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yntax LT Std" svg:font-family="Syntax LT Std" style:font-family-generic="swiss" style:font-pitch="variable" svg:panose-1="0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Syntax LT Std" fo:language="de" fo:country="CH"/>
    </style:style>
    <style:style style:name="P2" style:parent-style-name="Normal" style:family="paragraph">
      <style:text-properties style:font-name="Syntax LT Std" fo:language="de" fo:country="CH"/>
    </style:style>
    <style:style style:name="TableColumn4" style:family="table-column">
      <style:table-column-properties style:column-width="2.302in"/>
    </style:style>
    <style:style style:name="TableColumn5" style:family="table-column">
      <style:table-column-properties style:column-width="4.2951in"/>
    </style:style>
    <style:style style:name="TableColumn6" style:family="table-column">
      <style:table-column-properties style:column-width="1.1527in"/>
    </style:style>
    <style:style style:name="TableColumn7" style:family="table-column">
      <style:table-column-properties style:column-width="1.3055in"/>
    </style:style>
    <style:style style:name="TableColumn8" style:family="table-column">
      <style:table-column-properties style:column-width="1.4027in"/>
    </style:style>
    <style:style style:name="Table3" style:family="table">
      <style:table-properties style:width="6.5in" fo:margin-left="0.0381in" table:align="left"/>
    </style:style>
    <style:style style:name="TableRow9" style:family="table-row">
      <style:table-row-properties style:min-row-height="0.2083in"/>
    </style:style>
    <style:style style:name="TableCell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TableColumn12" style:family="table-column">
      <style:table-column-properties style:column-width="0.9208in"/>
    </style:style>
    <style:style style:name="TableColumn13" style:family="table-column">
      <style:table-column-properties style:column-width="1.718in"/>
    </style:style>
    <style:style style:name="TableColumn14" style:family="table-column">
      <style:table-column-properties style:column-width="1.1527in"/>
    </style:style>
    <style:style style:name="TableColumn15" style:family="table-column">
      <style:table-column-properties style:column-width="1.3055in"/>
    </style:style>
    <style:style style:name="TableColumn16" style:family="table-column">
      <style:table-column-properties style:column-width="1.4027in"/>
    </style:style>
    <style:style style:name="Table11" style:family="table">
      <style:table-properties style:width="6.5in" fo:margin-left="0in" table:align="left"/>
    </style:style>
    <style:style style:name="TableRow17" style:family="table-row">
      <style:table-row-properties style:min-row-height="0.2083in"/>
    </style:style>
    <style:style style:name="TableCell1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26" style:family="table-row">
      <style:table-row-properties style:min-row-height="0.2083in"/>
    </style:style>
    <style:style style:name="TableCell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37" style:family="table-row">
      <style:table-row-properties style:min-row-height="0.2083in"/>
    </style:style>
    <style:style style:name="TableCell3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48" style:family="table-row">
      <style:table-row-properties style:min-row-height="0.2083in"/>
    </style:style>
    <style:style style:name="TableCell4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59" style:family="table-row">
      <style:table-row-properties style:min-row-height="0.2083in"/>
    </style:style>
    <style:style style:name="TableCell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6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6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6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70" style:family="table-row">
      <style:table-row-properties style:min-row-height="0.2083in"/>
    </style:style>
    <style:style style:name="TableCell7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7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7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81" style:family="table-row">
      <style:table-row-properties style:min-row-height="0.2083in"/>
    </style:style>
    <style:style style:name="TableCell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8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8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8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92" style:family="table-row">
      <style:table-row-properties style:min-row-height="0.2083in"/>
    </style:style>
    <style:style style:name="TableCell9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9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0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2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103" style:family="table-row">
      <style:table-row-properties style:min-row-height="0.2083in"/>
    </style:style>
    <style:style style:name="TableCell10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10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7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0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9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1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1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1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3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114" style:family="table-row">
      <style:table-row-properties style:min-row-height="0.2083in"/>
    </style:style>
    <style:style style:name="TableCell1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6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1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1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2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2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12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4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125" style:family="table-row">
      <style:table-row-properties style:min-row-height="0.2083in"/>
    </style:style>
    <style:style style:name="TableCell12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7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12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3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136" style:family="table-row">
      <style:table-row-properties style:min-row-height="0.2083in"/>
    </style:style>
    <style:style style:name="TableCell1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8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13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4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2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4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147" style:family="table-row">
      <style:table-row-properties style:min-row-height="0.2083in"/>
    </style:style>
    <style:style style:name="TableCell14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9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1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1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1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3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15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15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7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158" style:family="table-row">
      <style:table-row-properties style:min-row-height="0.2083in"/>
    </style:style>
    <style:style style:name="TableCell15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16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2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16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4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1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6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167" style:family="table-row">
      <style:table-row-properties style:min-row-height="0.2083in"/>
    </style:style>
    <style:style style:name="TableCell16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7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7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7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178" style:family="table-row">
      <style:table-row-properties style:min-row-height="0.2083in"/>
    </style:style>
    <style:style style:name="TableCell17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8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2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8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4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1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6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1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8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189" style:family="table-row">
      <style:table-row-properties style:min-row-height="0.2083in"/>
    </style:style>
    <style:style style:name="TableCell1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9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19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7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19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9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200" style:family="table-row">
      <style:table-row-properties style:min-row-height="0.2083in"/>
    </style:style>
    <style:style style:name="TableCell20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2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0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0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211" style:family="table-row">
      <style:table-row-properties style:min-row-height="0.2083in"/>
    </style:style>
    <style:style style:name="TableCell2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1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1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7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1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222" style:family="table-row">
      <style:table-row-properties style:min-row-height="0.2083in"/>
    </style:style>
    <style:style style:name="TableCell22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4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6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8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2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3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2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233" style:family="table-row">
      <style:table-row-properties style:min-row-height="0.2083in"/>
    </style:style>
    <style:style style:name="TableCell23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3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7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3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244" style:family="table-row">
      <style:table-row-properties style:min-row-height="0.2083in"/>
    </style:style>
    <style:style style:name="TableCell2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6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4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5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2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5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4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255" style:family="table-row">
      <style:table-row-properties style:min-row-height="0.2083in"/>
    </style:style>
    <style:style style:name="TableCell25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7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5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3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6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266" style:family="table-row">
      <style:table-row-properties style:min-row-height="0.2083in"/>
    </style:style>
    <style:style style:name="TableCell2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8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6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7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2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7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6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277" style:family="table-row">
      <style:table-row-properties style:min-row-height="0.2083in"/>
    </style:style>
    <style:style style:name="TableCell27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9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8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28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7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P288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8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9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2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9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4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295" style:family="table-row">
      <style:table-row-properties style:min-row-height="0.2083in"/>
    </style:style>
    <style:style style:name="TableCell29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7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29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9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3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1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3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3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30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5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306" style:family="table-row">
      <style:table-row-properties style:min-row-height="0.2083in"/>
    </style:style>
    <style:style style:name="TableCell3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0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31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2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31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4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3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6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317" style:parent-style-name="DefaultParagraphFont" style:family="text">
      <style:text-properties style:font-name="Syntax LT Std" fo:language="de" fo:country="CH"/>
    </style:style>
  </office:automatic-styles>
  <office:body>
    <office:text text:use-soft-page-breaks="true">
      <text:p text:style-name="P1">Aufgabe 2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2">
            <table:table table:style-name="Table11">
              <table:table-columns>
                <table:table-column table:style-name="TableColumn12"/>
                <table:table-column table:style-name="TableColumn13"/>
                <table:table-column table:style-name="TableColumn14"/>
                <table:table-column table:style-name="TableColumn15"/>
                <table:table-column table:style-name="TableColumn16"/>
              </table:table-columns>
              <table:table-row table:style-name="TableRow17">
                <table:table-cell table:style-name="TableCell18" table:number-columns-spanned="2">
                  <text:p text:style-name="P19">h-Extrapolation</text:p>
                </table:table-cell>
                <table:covered-table-cell/>
                <table:table-cell table:style-name="TableCell20">
                  <text:p text:style-name="P21"/>
                </table:table-cell>
                <table:table-cell table:style-name="TableCell22">
                  <text:p text:style-name="P23"/>
                </table:table-cell>
                <table:table-cell table:style-name="TableCell24">
                  <text:p text:style-name="P25"/>
                </table:table-cell>
              </table:table-row>
              <table:table-row table:style-name="TableRow26">
                <table:table-cell table:style-name="TableCell27">
                  <text:p text:style-name="P28">h</text:p>
                </table:table-cell>
                <table:table-cell table:style-name="TableCell29">
                  <text:p text:style-name="P30">D1f(1,h)</text:p>
                </table:table-cell>
                <table:table-cell table:style-name="TableCell31">
                  <text:p text:style-name="P32">Di1</text:p>
                </table:table-cell>
                <table:table-cell table:style-name="TableCell33">
                  <text:p text:style-name="P34">Di2</text:p>
                </table:table-cell>
                <table:table-cell table:style-name="TableCell35">
                  <text:p text:style-name="P36">Di3</text:p>
                </table:table-cell>
              </table:table-row>
              <table:table-row table:style-name="TableRow37">
                <table:table-cell table:style-name="TableCell38">
                  <text:p text:style-name="P39">0.1</text:p>
                </table:table-cell>
                <table:table-cell table:style-name="TableCell40">
                  <text:p text:style-name="P41">2.858841955</text:p>
                </table:table-cell>
                <table:table-cell table:style-name="TableCell42">
                  <text:p text:style-name="P43"/>
                </table:table-cell>
                <table:table-cell table:style-name="TableCell44">
                  <text:p text:style-name="P45"/>
                </table:table-cell>
                <table:table-cell table:style-name="TableCell46">
                  <text:p text:style-name="P47"/>
                </table:table-cell>
              </table:table-row>
              <table:table-row table:style-name="TableRow48">
                <table:table-cell table:style-name="TableCell49">
                  <text:p text:style-name="P50">0.05</text:p>
                </table:table-cell>
                <table:table-cell table:style-name="TableCell51">
                  <text:p text:style-name="P52">2.787385792</text:p>
                </table:table-cell>
                <table:table-cell table:style-name="TableCell53">
                  <text:p text:style-name="P54">2.715929629</text:p>
                </table:table-cell>
                <table:table-cell table:style-name="TableCell55">
                  <text:p text:style-name="P56"/>
                </table:table-cell>
                <table:table-cell table:style-name="TableCell57">
                  <text:p text:style-name="P58"/>
                </table:table-cell>
              </table:table-row>
              <table:table-row table:style-name="TableRow59">
                <table:table-cell table:style-name="TableCell60">
                  <text:p text:style-name="P61">0.025</text:p>
                </table:table-cell>
                <table:table-cell table:style-name="TableCell62">
                  <text:p text:style-name="P63">2.752545284</text:p>
                </table:table-cell>
                <table:table-cell table:style-name="TableCell64">
                  <text:p text:style-name="P65">2.717704776</text:p>
                </table:table-cell>
                <table:table-cell table:style-name="TableCell66">
                  <text:p text:style-name="P67">2.718296492</text:p>
                </table:table-cell>
                <table:table-cell table:style-name="TableCell68">
                  <text:p text:style-name="P69"/>
                </table:table-cell>
              </table:table-row>
              <table:table-row table:style-name="TableRow70">
                <table:table-cell table:style-name="TableCell71">
                  <text:p text:style-name="P72">0.0125</text:p>
                </table:table-cell>
                <table:table-cell table:style-name="TableCell73">
                  <text:p text:style-name="P74">2.7353421</text:p>
                </table:table-cell>
                <table:table-cell table:style-name="TableCell75">
                  <text:p text:style-name="P76">2.718138916</text:p>
                </table:table-cell>
                <table:table-cell table:style-name="TableCell77">
                  <text:p text:style-name="P78">2.718283629</text:p>
                </table:table-cell>
                <table:table-cell table:style-name="TableCell79">
                  <text:p text:style-name="P80">2.718281792</text:p>
                </table:table-cell>
              </table:table-row>
              <table:table-row table:style-name="TableRow81">
                <table:table-cell table:style-name="TableCell82">
                  <text:p text:style-name="P83"/>
                </table:table-cell>
                <table:table-cell table:style-name="TableCell84">
                  <text:p text:style-name="P85"/>
                </table:table-cell>
                <table:table-cell table:style-name="TableCell86">
                  <text:p text:style-name="P87"/>
                </table:table-cell>
                <table:table-cell table:style-name="TableCell88">
                  <text:p text:style-name="P89"/>
                </table:table-cell>
                <table:table-cell table:style-name="TableCell90">
                  <text:p text:style-name="P91"/>
                </table:table-cell>
              </table:table-row>
              <table:table-row table:style-name="TableRow92">
                <table:table-cell table:style-name="TableCell93">
                  <text:p text:style-name="P94"/>
                </table:table-cell>
                <table:table-cell table:style-name="TableCell95">
                  <text:p text:style-name="P96">Eik</text:p>
                </table:table-cell>
                <table:table-cell table:style-name="TableCell97">
                  <text:p text:style-name="P98">Eik</text:p>
                </table:table-cell>
                <table:table-cell table:style-name="TableCell99">
                  <text:p text:style-name="P100">Eik</text:p>
                </table:table-cell>
                <table:table-cell table:style-name="TableCell101">
                  <text:p text:style-name="P102">Eik</text:p>
                </table:table-cell>
              </table:table-row>
              <table:table-row table:style-name="TableRow103">
                <table:table-cell table:style-name="TableCell104">
                  <text:p text:style-name="P105"/>
                </table:table-cell>
                <table:table-cell table:style-name="TableCell106">
                  <text:p text:style-name="P107">0.140560126</text:p>
                </table:table-cell>
                <table:table-cell table:style-name="TableCell108">
                  <text:p text:style-name="P109"/>
                </table:table-cell>
                <table:table-cell table:style-name="TableCell110">
                  <text:p text:style-name="P111"/>
                </table:table-cell>
                <table:table-cell table:style-name="TableCell112">
                  <text:p text:style-name="P113"/>
                </table:table-cell>
              </table:table-row>
              <table:table-row table:style-name="TableRow114">
                <table:table-cell table:style-name="TableCell115">
                  <text:p text:style-name="P116"/>
                </table:table-cell>
                <table:table-cell table:style-name="TableCell117">
                  <text:p text:style-name="P118">0.069103964</text:p>
                </table:table-cell>
                <table:table-cell table:style-name="TableCell119">
                  <text:p text:style-name="P120">0.002352199</text:p>
                </table:table-cell>
                <table:table-cell table:style-name="TableCell121">
                  <text:p text:style-name="P122"/>
                </table:table-cell>
                <table:table-cell table:style-name="TableCell123">
                  <text:p text:style-name="P124"/>
                </table:table-cell>
              </table:table-row>
              <table:table-row table:style-name="TableRow125">
                <table:table-cell table:style-name="TableCell126">
                  <text:p text:style-name="P127"/>
                </table:table-cell>
                <table:table-cell table:style-name="TableCell128">
                  <text:p text:style-name="P129">0.034263456</text:p>
                </table:table-cell>
                <table:table-cell table:style-name="TableCell130">
                  <text:p text:style-name="P131">0.000577052</text:p>
                </table:table-cell>
                <table:table-cell table:style-name="TableCell132">
                  <text:p text:style-name="P133">1.46637E-05</text:p>
                </table:table-cell>
                <table:table-cell table:style-name="TableCell134">
                  <text:p text:style-name="P135"/>
                </table:table-cell>
              </table:table-row>
              <table:table-row table:style-name="TableRow136">
                <table:table-cell table:style-name="TableCell137">
                  <text:p text:style-name="P138"/>
                </table:table-cell>
                <table:table-cell table:style-name="TableCell139">
                  <text:p text:style-name="P140">0.017060272</text:p>
                </table:table-cell>
                <table:table-cell table:style-name="TableCell141">
                  <text:p text:style-name="P142">0.000142912</text:p>
                </table:table-cell>
                <table:table-cell table:style-name="TableCell143">
                  <text:p text:style-name="P144">1.80101E-06</text:p>
                </table:table-cell>
                <table:table-cell table:style-name="TableCell145">
                  <text:p text:style-name="P146">3.65211E-08</text:p>
                </table:table-cell>
              </table:table-row>
              <table:table-row table:style-name="TableRow147">
                <table:table-cell table:style-name="TableCell148">
                  <text:p text:style-name="P149"/>
                </table:table-cell>
                <table:table-cell table:style-name="TableCell150">
                  <text:p text:style-name="P151"/>
                </table:table-cell>
                <table:table-cell table:style-name="TableCell152">
                  <text:p text:style-name="P153"/>
                </table:table-cell>
                <table:table-cell table:style-name="TableCell154">
                  <text:p text:style-name="P155"/>
                </table:table-cell>
                <table:table-cell table:style-name="TableCell156">
                  <text:p text:style-name="P157"/>
                </table:table-cell>
              </table:table-row>
              <table:table-row table:style-name="TableRow158">
                <table:table-cell table:style-name="TableCell159" table:number-columns-spanned="2">
                  <text:p text:style-name="P160">h2-Extrapolation</text:p>
                </table:table-cell>
                <table:covered-table-cell/>
                <table:table-cell table:style-name="TableCell161">
                  <text:p text:style-name="P162"/>
                </table:table-cell>
                <table:table-cell table:style-name="TableCell163">
                  <text:p text:style-name="P164"/>
                </table:table-cell>
                <table:table-cell table:style-name="TableCell165">
                  <text:p text:style-name="P166"/>
                </table:table-cell>
              </table:table-row>
              <table:table-row table:style-name="TableRow167">
                <table:table-cell table:style-name="TableCell168">
                  <text:p text:style-name="P169">h</text:p>
                </table:table-cell>
                <table:table-cell table:style-name="TableCell170">
                  <text:p text:style-name="P171">D2f(1,h)</text:p>
                </table:table-cell>
                <table:table-cell table:style-name="TableCell172">
                  <text:p text:style-name="P173">Di1</text:p>
                </table:table-cell>
                <table:table-cell table:style-name="TableCell174">
                  <text:p text:style-name="P175">Di2</text:p>
                </table:table-cell>
                <table:table-cell table:style-name="TableCell176">
                  <text:p text:style-name="P177">Di3</text:p>
                </table:table-cell>
              </table:table-row>
              <table:table-row table:style-name="TableRow178">
                <table:table-cell table:style-name="TableCell179">
                  <text:p text:style-name="P180">0.1</text:p>
                </table:table-cell>
                <table:table-cell table:style-name="TableCell181">
                  <text:p text:style-name="P182">2.722814564</text:p>
                </table:table-cell>
                <table:table-cell table:style-name="TableCell183">
                  <text:p text:style-name="P184"/>
                </table:table-cell>
                <table:table-cell table:style-name="TableCell185">
                  <text:p text:style-name="P186"/>
                </table:table-cell>
                <table:table-cell table:style-name="TableCell187">
                  <text:p text:style-name="P188"/>
                </table:table-cell>
              </table:table-row>
              <table:table-row table:style-name="TableRow189">
                <table:table-cell table:style-name="TableCell190">
                  <text:p text:style-name="P191">0.05</text:p>
                </table:table-cell>
                <table:table-cell table:style-name="TableCell192">
                  <text:p text:style-name="P193">2.719414587</text:p>
                </table:table-cell>
                <table:table-cell table:style-name="TableCell194">
                  <text:p text:style-name="P195">2.718281262</text:p>
                </table:table-cell>
                <table:table-cell table:style-name="TableCell196">
                  <text:p text:style-name="P197"/>
                </table:table-cell>
                <table:table-cell table:style-name="TableCell198">
                  <text:p text:style-name="P199"/>
                </table:table-cell>
              </table:table-row>
              <table:table-row table:style-name="TableRow200">
                <table:table-cell table:style-name="TableCell201">
                  <text:p text:style-name="P202">0.025</text:p>
                </table:table-cell>
                <table:table-cell table:style-name="TableCell203">
                  <text:p text:style-name="P204">2.718564992</text:p>
                </table:table-cell>
                <table:table-cell table:style-name="TableCell205">
                  <text:p text:style-name="P206">2.718281793</text:p>
                </table:table-cell>
                <table:table-cell table:style-name="TableCell207">
                  <text:p text:style-name="P208">2.718281828</text:p>
                </table:table-cell>
                <table:table-cell table:style-name="TableCell209">
                  <text:p text:style-name="P210"/>
                </table:table-cell>
              </table:table-row>
              <table:table-row table:style-name="TableRow211">
                <table:table-cell table:style-name="TableCell212">
                  <text:p text:style-name="P213">0.0125</text:p>
                </table:table-cell>
                <table:table-cell table:style-name="TableCell214">
                  <text:p text:style-name="P215">2.718352618</text:p>
                </table:table-cell>
                <table:table-cell table:style-name="TableCell216">
                  <text:p text:style-name="P217">2.718281826</text:p>
                </table:table-cell>
                <table:table-cell table:style-name="TableCell218">
                  <text:p text:style-name="P219">2.718281828</text:p>
                </table:table-cell>
                <table:table-cell table:style-name="TableCell220">
                  <text:p text:style-name="P221">2.718281828</text:p>
                </table:table-cell>
              </table:table-row>
              <table:table-row table:style-name="TableRow222">
                <table:table-cell table:style-name="TableCell223">
                  <text:p text:style-name="P224"/>
                </table:table-cell>
                <table:table-cell table:style-name="TableCell225">
                  <text:p text:style-name="P226"/>
                </table:table-cell>
                <table:table-cell table:style-name="TableCell227">
                  <text:p text:style-name="P228"/>
                </table:table-cell>
                <table:table-cell table:style-name="TableCell229">
                  <text:p text:style-name="P230"/>
                </table:table-cell>
                <table:table-cell table:style-name="TableCell231">
                  <text:p text:style-name="P232"/>
                </table:table-cell>
              </table:table-row>
              <table:table-row table:style-name="TableRow233">
                <table:table-cell table:style-name="TableCell234">
                  <text:p text:style-name="P235"/>
                </table:table-cell>
                <table:table-cell table:style-name="TableCell236">
                  <text:p text:style-name="P237">Eik</text:p>
                </table:table-cell>
                <table:table-cell table:style-name="TableCell238">
                  <text:p text:style-name="P239">Eik</text:p>
                </table:table-cell>
                <table:table-cell table:style-name="TableCell240">
                  <text:p text:style-name="P241">Eik</text:p>
                </table:table-cell>
                <table:table-cell table:style-name="TableCell242">
                  <text:p text:style-name="P243">Eik</text:p>
                </table:table-cell>
              </table:table-row>
              <table:table-row table:style-name="TableRow244">
                <table:table-cell table:style-name="TableCell245">
                  <text:p text:style-name="P246"/>
                </table:table-cell>
                <table:table-cell table:style-name="TableCell247">
                  <text:p text:style-name="P248">0.004532735</text:p>
                </table:table-cell>
                <table:table-cell table:style-name="TableCell249">
                  <text:p text:style-name="P250"/>
                </table:table-cell>
                <table:table-cell table:style-name="TableCell251">
                  <text:p text:style-name="P252"/>
                </table:table-cell>
                <table:table-cell table:style-name="TableCell253">
                  <text:p text:style-name="P254"/>
                </table:table-cell>
              </table:table-row>
              <table:table-row table:style-name="TableRow255">
                <table:table-cell table:style-name="TableCell256">
                  <text:p text:style-name="P257"/>
                </table:table-cell>
                <table:table-cell table:style-name="TableCell258">
                  <text:p text:style-name="P259">0.001132759</text:p>
                </table:table-cell>
                <table:table-cell table:style-name="TableCell260">
                  <text:p text:style-name="P261">5.66477E-07</text:p>
                </table:table-cell>
                <table:table-cell table:style-name="TableCell262">
                  <text:p text:style-name="P263"/>
                </table:table-cell>
                <table:table-cell table:style-name="TableCell264">
                  <text:p text:style-name="P265"/>
                </table:table-cell>
              </table:table-row>
              <table:table-row table:style-name="TableRow266">
                <table:table-cell table:style-name="TableCell267">
                  <text:p text:style-name="P268"/>
                </table:table-cell>
                <table:table-cell table:style-name="TableCell269">
                  <text:p text:style-name="P270">0.000283163</text:p>
                </table:table-cell>
                <table:table-cell table:style-name="TableCell271">
                  <text:p text:style-name="P272">3.53969E-08</text:p>
                </table:table-cell>
                <table:table-cell table:style-name="TableCell273">
                  <text:p text:style-name="P274">8.42881E-12</text:p>
                </table:table-cell>
                <table:table-cell table:style-name="TableCell275">
                  <text:p text:style-name="P276"/>
                </table:table-cell>
              </table:table-row>
              <table:table-row table:style-name="TableRow277">
                <table:table-cell table:style-name="TableCell278">
                  <text:p text:style-name="P279"/>
                </table:table-cell>
                <table:table-cell table:style-name="TableCell280">
                  <text:p text:style-name="P281">7.07891E-05</text:p>
                </table:table-cell>
                <table:table-cell table:style-name="TableCell282">
                  <text:p text:style-name="P283">2.21221E-09</text:p>
                </table:table-cell>
                <table:table-cell table:style-name="TableCell284">
                  <text:p text:style-name="P285">1.04805E-13</text:p>
                </table:table-cell>
                <table:table-cell table:style-name="TableCell286">
                  <text:p text:style-name="P287">2.70894E-14</text:p>
                </table:table-cell>
              </table:table-row>
            </table:table>
            <text:p text:style-name="P288"/>
          </table:table-cell>
          <table:covered-table-cell/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</table:table-row>
      </table:table>
      <text:p text:style-name="Normal"><text:span text:style-name="T317">Der Fehler wird immer klein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yntax LT Std" svg:font-family="Syntax LT Std" style:font-family-generic="swiss" style:font-pitch="variable" svg:panose-1="0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CH" style:language-asian="de" style:country-asian="CH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language="en" fo:country="US" style:language-asian="de" style:country-asian="DE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lorian Luethi, Prof</meta:initial-creator>
    <dc:creator>Florian Luethi, Prof</dc:creator>
    <meta:creation-date>2011-12-15T15:07:00Z</meta:creation-date>
    <dc:date>2011-12-15T15:12:00Z</dc:date>
    <meta:print-date>2011-12-15T15:09:00Z</meta:print-date>
    <meta:template xlink:href="C24AFC91.dotm" xlink:type="simple"/>
    <meta:editing-cycles>3</meta:editing-cycles>
    <meta:editing-duration>PT0S</meta:editing-duration>
    <meta:document-statistic meta:page-count="1" meta:paragraph-count="1" meta:word-count="105" meta:character-count="771" meta:row-count="5" meta:non-whitespace-character-count="667"/>
  </office:meta>
</office:document-meta>
</file>